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0pt" style:font-size-asian="10pt" style:font-size-complex="10pt"/>
    </style:style>
    <style:style style:name="ce1" style:family="table-cell" style:parent-style-name="Accent_20_1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Accent_20_2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Heading">
      <style:text-properties fo:font-size="10pt" style:font-size-asian="10pt" style:font-size-complex="10pt"/>
    </style:style>
    <style:style style:name="ce10" style:family="table-cell" style:parent-style-name="Default">
      <style:text-properties fo:font-size="9pt" style:font-size-asian="9pt" style:font-size-complex="9pt"/>
    </style:style>
    <style:style style:name="ce4" style:family="table-cell" style:parent-style-name="Accent_20_2">
      <style:text-properties style:text-underline-style="solid" style:text-underline-width="auto" style:text-underline-color="font-color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Accent_20_2">
      <style:text-properties fo:font-size="9pt" style:font-size-asian="9pt" style:font-size-complex="9pt"/>
    </style:style>
    <style:style style:name="ce14" style:family="table-cell" style:parent-style-name="Accent_20_2">
      <style:text-properties fo:font-size="10pt" style:font-size-asian="10pt" style:font-size-complex="10pt"/>
    </style:style>
    <style:style style:name="ce15" style:family="table-cell" style:parent-style-name="Result">
      <style:text-properties fo:font-size="13pt" style:font-size-asian="13pt" style:font-size-complex="13pt"/>
    </style:style>
    <style:style style:name="ce5" style:family="table-cell" style:parent-style-name="Accent_20_2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Ejercicio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Antonio Javier Rodríguez Romero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Accent_20_1" office:value-type="string" calcext:value-type="string" table:number-columns-spanned="4" table:number-rows-spanned="1">
            <text:p>Ejercicio 1. Examen T3</text:p>
          </table:table-cell>
          <table:covered-table-cell table:number-columns-repeated="3" table:style-name="Accent_20_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7" table:number-rows-spanned="1">
            <text:p>Matriz Inicial</text:p>
          </table:table-cell>
          <table:covered-table-cell table:number-columns-repeated="6"/>
          <table:table-cell/>
          <table:table-cell table:style-name="Accent_20_2" office:value-type="string" calcext:value-type="string">
            <text:p>Alfa</text:p>
          </table:table-cell>
          <table:table-cell table:number-columns-repeated="1014"/>
        </table:table-row>
        <table:table-row table:style-name="ro1">
          <table:table-cell/>
          <table:table-cell table:style-name="Accent_20_2"/>
          <table:table-cell table:style-name="Accent_20_2" office:value-type="string" calcext:value-type="string">
            <text:p>A</text:p>
          </table:table-cell>
          <table:table-cell table:style-name="Accent_20_2" office:value-type="string" calcext:value-type="string">
            <text:p>B</text:p>
          </table:table-cell>
          <table:table-cell table:style-name="Accent_20_2" office:value-type="string" calcext:value-type="string">
            <text:p>C</text:p>
          </table:table-cell>
          <table:table-cell table:style-name="Accent_20_2" office:value-type="string" calcext:value-type="string">
            <text:p>D</text:p>
          </table:table-cell>
          <table:table-cell table:style-name="Accent_20_2" office:value-type="string" calcext:value-type="string">
            <text:p>E</text:p>
          </table:table-cell>
          <table:table-cell table:style-name="Accent_20_2" office:value-type="string" calcext:value-type="string">
            <text:p>F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1014"/>
        </table:table-row>
        <table:table-row table:style-name="ro1">
          <table:table-cell/>
          <table:table-cell table:style-name="Accent_20_2" office:value-type="string" calcext:value-type="string">
            <text:p>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Accent_20_2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Accent_20_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Accent_20_2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Accent_20_2" office:value-type="string" calcext:value-type="string">
            <text:p>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Accent_20_2"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7" table:number-rows-spanned="1">
            <text:p>Matriz con la que trabajo</text:p>
          </table:table-cell>
          <table:covered-table-cell table:number-columns-repeated="6"/>
          <table:table-cell/>
          <table:table-cell table:style-name="ce8" office:value-type="string" calcext:value-type="string" table:number-columns-spanned="6" table:number-rows-spanned="1">
            <text:p>Identidad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/>
          <table:table-cell table:style-name="Accent_20_2"/>
          <table:table-cell table:style-name="Accent_20_2" office:value-type="string" calcext:value-type="string">
            <text:p>A</text:p>
          </table:table-cell>
          <table:table-cell table:style-name="Accent_20_2" office:value-type="string" calcext:value-type="string">
            <text:p>B</text:p>
          </table:table-cell>
          <table:table-cell table:style-name="Accent_20_2" office:value-type="string" calcext:value-type="string">
            <text:p>C</text:p>
          </table:table-cell>
          <table:table-cell table:style-name="Accent_20_2" office:value-type="string" calcext:value-type="string">
            <text:p>D</text:p>
          </table:table-cell>
          <table:table-cell table:style-name="Accent_20_2" office:value-type="string" calcext:value-type="string">
            <text:p>E</text:p>
          </table:table-cell>
          <table:table-cell table:style-name="Accent_20_2"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Accent_20_2" office:value-type="string" calcext:value-type="string">
            <text:p>A</text:p>
          </table:table-cell>
          <table:table-cell table:formula="of:=[.C8]*[.$J$7]+(1-[.$J$7])/6" office:value-type="float" office:value="0.0333333333333333" calcext:value-type="float">
            <text:p>0,0333333333333333</text:p>
          </table:table-cell>
          <table:table-cell table:formula="of:=[.D8]*[.$J$7]+(1-[.$J$7])/6" office:value-type="float" office:value="0.0333333333333333" calcext:value-type="float">
            <text:p>0,0333333333333333</text:p>
          </table:table-cell>
          <table:table-cell table:formula="of:=[.E8]*[.$J$7]+(1-[.$J$7])/6" office:value-type="float" office:value="0.0333333333333333" calcext:value-type="float">
            <text:p>0,0333333333333333</text:p>
          </table:table-cell>
          <table:table-cell table:formula="of:=[.F8]*[.$J$7]+(1-[.$J$7])/6" office:value-type="float" office:value="0.0333333333333333" calcext:value-type="float">
            <text:p>0,0333333333333333</text:p>
          </table:table-cell>
          <table:table-cell table:formula="of:=[.G8]*[.$J$7]+(1-[.$J$7])/6" office:value-type="float" office:value="0.0333333333333333" calcext:value-type="float">
            <text:p>0,0333333333333333</text:p>
          </table:table-cell>
          <table:table-cell table:formula="of:=[.H8]*[.$J$7]+(1-[.$J$7])/6" office:value-type="float" office:value="0.0333333333333333" calcext:value-type="float">
            <text:p>0,03333333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Accent_20_2" office:value-type="string" calcext:value-type="string">
            <text:p>B</text:p>
          </table:table-cell>
          <table:table-cell table:formula="of:=[.C9]*[.$J$7]+(1-[.$J$7])/6" office:value-type="float" office:value="0.0333333333333333" calcext:value-type="float">
            <text:p>0,0333333333333333</text:p>
          </table:table-cell>
          <table:table-cell table:formula="of:=[.D9]*[.$J$7]+(1-[.$J$7])/6" office:value-type="float" office:value="0.0333333333333333" calcext:value-type="float">
            <text:p>0,0333333333333333</text:p>
          </table:table-cell>
          <table:table-cell table:formula="of:=[.E9]*[.$J$7]+(1-[.$J$7])/6" office:value-type="float" office:value="0.433333333333333" calcext:value-type="float">
            <text:p>0,433333333333333</text:p>
          </table:table-cell>
          <table:table-cell table:formula="of:=[.F9]*[.$J$7]+(1-[.$J$7])/6" office:value-type="float" office:value="0.433333333333333" calcext:value-type="float">
            <text:p>0,433333333333333</text:p>
          </table:table-cell>
          <table:table-cell table:formula="of:=[.G9]*[.$J$7]+(1-[.$J$7])/6" office:value-type="float" office:value="0.833333333333333" calcext:value-type="float">
            <text:p>0,833333333333333</text:p>
          </table:table-cell>
          <table:table-cell table:formula="of:=[.H9]*[.$J$7]+(1-[.$J$7])/6" office:value-type="float" office:value="0.0333333333333333" calcext:value-type="float">
            <text:p>0,03333333333333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Accent_20_2" office:value-type="string" calcext:value-type="string">
            <text:p>C</text:p>
          </table:table-cell>
          <table:table-cell table:formula="of:=[.C10]*[.$J$7]+(1-[.$J$7])/6" office:value-type="float" office:value="0.833333333333333" calcext:value-type="float">
            <text:p>0,833333333333333</text:p>
          </table:table-cell>
          <table:table-cell table:formula="of:=[.D10]*[.$J$7]+(1-[.$J$7])/6" office:value-type="float" office:value="0.0333333333333333" calcext:value-type="float">
            <text:p>0,0333333333333333</text:p>
          </table:table-cell>
          <table:table-cell table:formula="of:=[.E10]*[.$J$7]+(1-[.$J$7])/6" office:value-type="float" office:value="0.0333333333333333" calcext:value-type="float">
            <text:p>0,0333333333333333</text:p>
          </table:table-cell>
          <table:table-cell table:formula="of:=[.F10]*[.$J$7]+(1-[.$J$7])/6" office:value-type="float" office:value="0.0333333333333333" calcext:value-type="float">
            <text:p>0,0333333333333333</text:p>
          </table:table-cell>
          <table:table-cell table:formula="of:=[.G10]*[.$J$7]+(1-[.$J$7])/6" office:value-type="float" office:value="0.0333333333333333" calcext:value-type="float">
            <text:p>0,0333333333333333</text:p>
          </table:table-cell>
          <table:table-cell table:formula="of:=[.H10]*[.$J$7]+(1-[.$J$7])/6" office:value-type="float" office:value="0.0333333333333333" calcext:value-type="float">
            <text:p>0,033333333333333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Accent_20_2" office:value-type="string" calcext:value-type="string">
            <text:p>D</text:p>
          </table:table-cell>
          <table:table-cell table:formula="of:=[.C11]*[.$J$7]+(1-[.$J$7])/6" office:value-type="float" office:value="0.0333333333333333" calcext:value-type="float">
            <text:p>0,0333333333333333</text:p>
          </table:table-cell>
          <table:table-cell table:formula="of:=[.D11]*[.$J$7]+(1-[.$J$7])/6" office:value-type="float" office:value="0.0333333333333333" calcext:value-type="float">
            <text:p>0,0333333333333333</text:p>
          </table:table-cell>
          <table:table-cell table:formula="of:=[.E11]*[.$J$7]+(1-[.$J$7])/6" office:value-type="float" office:value="0.433333333333333" calcext:value-type="float">
            <text:p>0,433333333333333</text:p>
          </table:table-cell>
          <table:table-cell table:formula="of:=[.F11]*[.$J$7]+(1-[.$J$7])/6" office:value-type="float" office:value="0.0333333333333333" calcext:value-type="float">
            <text:p>0,0333333333333333</text:p>
          </table:table-cell>
          <table:table-cell table:formula="of:=[.G11]*[.$J$7]+(1-[.$J$7])/6" office:value-type="float" office:value="0.0333333333333333" calcext:value-type="float">
            <text:p>0,0333333333333333</text:p>
          </table:table-cell>
          <table:table-cell table:formula="of:=[.H11]*[.$J$7]+(1-[.$J$7])/6" office:value-type="float" office:value="0.0333333333333333" calcext:value-type="float">
            <text:p>0,033333333333333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Accent_20_2" office:value-type="string" calcext:value-type="string">
            <text:p>E</text:p>
          </table:table-cell>
          <table:table-cell table:formula="of:=[.C12]*[.$J$7]+(1-[.$J$7])/6" office:value-type="float" office:value="0.0333333333333333" calcext:value-type="float">
            <text:p>0,0333333333333333</text:p>
          </table:table-cell>
          <table:table-cell table:formula="of:=[.D12]*[.$J$7]+(1-[.$J$7])/6" office:value-type="float" office:value="0.0333333333333333" calcext:value-type="float">
            <text:p>0,0333333333333333</text:p>
          </table:table-cell>
          <table:table-cell table:formula="of:=[.E12]*[.$J$7]+(1-[.$J$7])/6" office:value-type="float" office:value="0.0333333333333333" calcext:value-type="float">
            <text:p>0,0333333333333333</text:p>
          </table:table-cell>
          <table:table-cell table:formula="of:=[.F12]*[.$J$7]+(1-[.$J$7])/6" office:value-type="float" office:value="0.0333333333333333" calcext:value-type="float">
            <text:p>0,0333333333333333</text:p>
          </table:table-cell>
          <table:table-cell table:formula="of:=[.G12]*[.$J$7]+(1-[.$J$7])/6" office:value-type="float" office:value="0.0333333333333333" calcext:value-type="float">
            <text:p>0,0333333333333333</text:p>
          </table:table-cell>
          <table:table-cell table:formula="of:=[.H12]*[.$J$7]+(1-[.$J$7])/6" office:value-type="float" office:value="0.0333333333333333" calcext:value-type="float">
            <text:p>0,033333333333333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Accent_20_2" office:value-type="string" calcext:value-type="string">
            <text:p>F</text:p>
          </table:table-cell>
          <table:table-cell table:formula="of:=[.C13]*[.$J$7]+(1-[.$J$7])/6" office:value-type="float" office:value="0.0333333333333333" calcext:value-type="float">
            <text:p>0,0333333333333333</text:p>
          </table:table-cell>
          <table:table-cell table:formula="of:=[.D13]*[.$J$7]+(1-[.$J$7])/6" office:value-type="float" office:value="0.0333333333333333" calcext:value-type="float">
            <text:p>0,0333333333333333</text:p>
          </table:table-cell>
          <table:table-cell table:formula="of:=[.E13]*[.$J$7]+(1-[.$J$7])/6" office:value-type="float" office:value="0.0333333333333333" calcext:value-type="float">
            <text:p>0,0333333333333333</text:p>
          </table:table-cell>
          <table:table-cell table:formula="of:=[.F13]*[.$J$7]+(1-[.$J$7])/6" office:value-type="float" office:value="0.433333333333333" calcext:value-type="float">
            <text:p>0,433333333333333</text:p>
          </table:table-cell>
          <table:table-cell table:formula="of:=[.G13]*[.$J$7]+(1-[.$J$7])/6" office:value-type="float" office:value="0.0333333333333333" calcext:value-type="float">
            <text:p>0,0333333333333333</text:p>
          </table:table-cell>
          <table:table-cell table:formula="of:=[.H13]*[.$J$7]+(1-[.$J$7])/6" office:value-type="float" office:value="0.0333333333333333" calcext:value-type="float">
            <text:p>0,0333333333333333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6" table:number-rows-spanned="1">
            <text:p>Matriz de coeficientes</text:p>
          </table:table-cell>
          <table:covered-table-cell table:number-columns-repeated="5"/>
          <table:table-cell/>
          <table:table-cell table:style-name="ce8" office:value-type="string" calcext:value-type="string" table:number-columns-spanned="7" table:number-rows-spanned="1">
            <text:p>Matriz ampliada</text:p>
          </table:table-cell>
          <table:covered-table-cell table:number-columns-repeated="4"/>
          <table:covered-table-cell table:style-name="ce8"/>
          <table:covered-table-cell/>
          <table:table-cell table:number-columns-repeated="1008"/>
        </table:table-row>
        <table:table-row table:style-name="ro1">
          <table:table-cell table:number-columns-repeated="2"/>
          <table:table-cell table:formula="of:=[.C19]-[.J18]" office:value-type="float" office:value="-0.966666666666667" calcext:value-type="float">
            <text:p>-0,966666666666667</text:p>
          </table:table-cell>
          <table:table-cell table:formula="of:=[.D19]-[.K18]" office:value-type="float" office:value="0.0333333333333333" calcext:value-type="float">
            <text:p>0,0333333333333333</text:p>
          </table:table-cell>
          <table:table-cell table:formula="of:=[.E19]-[.L18]" office:value-type="float" office:value="0.0333333333333333" calcext:value-type="float">
            <text:p>0,0333333333333333</text:p>
          </table:table-cell>
          <table:table-cell table:formula="of:=[.F19]-[.M18]" office:value-type="float" office:value="0.0333333333333333" calcext:value-type="float">
            <text:p>0,0333333333333333</text:p>
          </table:table-cell>
          <table:table-cell table:formula="of:=[.G19]-[.N18]" office:value-type="float" office:value="0.0333333333333333" calcext:value-type="float">
            <text:p>0,0333333333333333</text:p>
          </table:table-cell>
          <table:table-cell table:formula="of:=[.H19]-[.O18]" office:value-type="float" office:value="0.0333333333333333" calcext:value-type="float">
            <text:p>0,0333333333333333</text:p>
          </table:table-cell>
          <table:table-cell/>
          <table:table-cell table:formula="of:=[.C29]" office:value-type="float" office:value="-0.966666666666667" calcext:value-type="float">
            <text:p>-0,966666666666667</text:p>
          </table:table-cell>
          <table:table-cell table:formula="of:=[.D29]" office:value-type="float" office:value="0.0333333333333333" calcext:value-type="float">
            <text:p>0,0333333333333333</text:p>
          </table:table-cell>
          <table:table-cell table:formula="of:=[.E29]" office:value-type="float" office:value="0.0333333333333333" calcext:value-type="float">
            <text:p>0,0333333333333333</text:p>
          </table:table-cell>
          <table:table-cell table:formula="of:=[.F29]" office:value-type="float" office:value="0.0333333333333333" calcext:value-type="float">
            <text:p>0,0333333333333333</text:p>
          </table:table-cell>
          <table:table-cell table:formula="of:=[.G29]" office:value-type="float" office:value="0.0333333333333333" calcext:value-type="float">
            <text:p>0,0333333333333333</text:p>
          </table:table-cell>
          <table:table-cell table:formula="of:=[.H29]" office:value-type="float" office:value="0.0333333333333333" calcext:value-type="float">
            <text:p>0,033333333333333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[.C20]-[.J19]" office:value-type="float" office:value="0.0333333333333333" calcext:value-type="float">
            <text:p>0,0333333333333333</text:p>
          </table:table-cell>
          <table:table-cell table:formula="of:=[.D20]-[.K19]" office:value-type="float" office:value="-0.966666666666667" calcext:value-type="float">
            <text:p>-0,966666666666667</text:p>
          </table:table-cell>
          <table:table-cell table:formula="of:=[.E20]-[.L19]" office:value-type="float" office:value="0.433333333333333" calcext:value-type="float">
            <text:p>0,433333333333333</text:p>
          </table:table-cell>
          <table:table-cell table:formula="of:=[.F20]-[.M19]" office:value-type="float" office:value="0.433333333333333" calcext:value-type="float">
            <text:p>0,433333333333333</text:p>
          </table:table-cell>
          <table:table-cell table:formula="of:=[.G20]-[.N19]" office:value-type="float" office:value="0.833333333333333" calcext:value-type="float">
            <text:p>0,833333333333333</text:p>
          </table:table-cell>
          <table:table-cell table:formula="of:=[.H20]-[.O19]" office:value-type="float" office:value="0.0333333333333333" calcext:value-type="float">
            <text:p>0,0333333333333333</text:p>
          </table:table-cell>
          <table:table-cell/>
          <table:table-cell table:formula="of:=[.C30]" office:value-type="float" office:value="0.0333333333333333" calcext:value-type="float">
            <text:p>0,0333333333333333</text:p>
          </table:table-cell>
          <table:table-cell table:formula="of:=[.D30]" office:value-type="float" office:value="-0.966666666666667" calcext:value-type="float">
            <text:p>-0,966666666666667</text:p>
          </table:table-cell>
          <table:table-cell table:formula="of:=[.E30]" office:value-type="float" office:value="0.433333333333333" calcext:value-type="float">
            <text:p>0,433333333333333</text:p>
          </table:table-cell>
          <table:table-cell table:formula="of:=[.F30]" office:value-type="float" office:value="0.433333333333333" calcext:value-type="float">
            <text:p>0,433333333333333</text:p>
          </table:table-cell>
          <table:table-cell table:formula="of:=[.G30]" office:value-type="float" office:value="0.833333333333333" calcext:value-type="float">
            <text:p>0,833333333333333</text:p>
          </table:table-cell>
          <table:table-cell table:formula="of:=[.H30]" office:value-type="float" office:value="0.0333333333333333" calcext:value-type="float">
            <text:p>0,033333333333333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Determinant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formula="of:=[.C21]-[.J20]" office:value-type="float" office:value="0.833333333333333" calcext:value-type="float">
            <text:p>0,833333333333333</text:p>
          </table:table-cell>
          <table:table-cell table:formula="of:=[.D21]-[.K20]" office:value-type="float" office:value="0.0333333333333333" calcext:value-type="float">
            <text:p>0,0333333333333333</text:p>
          </table:table-cell>
          <table:table-cell table:formula="of:=[.E21]-[.L20]" office:value-type="float" office:value="-0.966666666666667" calcext:value-type="float">
            <text:p>-0,966666666666667</text:p>
          </table:table-cell>
          <table:table-cell table:formula="of:=[.F21]-[.M20]" office:value-type="float" office:value="0.0333333333333333" calcext:value-type="float">
            <text:p>0,0333333333333333</text:p>
          </table:table-cell>
          <table:table-cell table:formula="of:=[.G21]-[.N20]" office:value-type="float" office:value="0.0333333333333333" calcext:value-type="float">
            <text:p>0,0333333333333333</text:p>
          </table:table-cell>
          <table:table-cell table:formula="of:=[.H21]-[.O20]" office:value-type="float" office:value="0.0333333333333333" calcext:value-type="float">
            <text:p>0,0333333333333333</text:p>
          </table:table-cell>
          <table:table-cell/>
          <table:table-cell table:formula="of:=[.C31]" office:value-type="float" office:value="0.833333333333333" calcext:value-type="float">
            <text:p>0,833333333333333</text:p>
          </table:table-cell>
          <table:table-cell table:formula="of:=[.D31]" office:value-type="float" office:value="0.0333333333333333" calcext:value-type="float">
            <text:p>0,0333333333333333</text:p>
          </table:table-cell>
          <table:table-cell table:formula="of:=[.E31]" office:value-type="float" office:value="-0.966666666666667" calcext:value-type="float">
            <text:p>-0,966666666666667</text:p>
          </table:table-cell>
          <table:table-cell table:formula="of:=[.F31]" office:value-type="float" office:value="0.0333333333333333" calcext:value-type="float">
            <text:p>0,0333333333333333</text:p>
          </table:table-cell>
          <table:table-cell table:formula="of:=[.G31]" office:value-type="float" office:value="0.0333333333333333" calcext:value-type="float">
            <text:p>0,0333333333333333</text:p>
          </table:table-cell>
          <table:table-cell table:formula="of:=[.H31]" office:value-type="float" office:value="0.0333333333333333" calcext:value-type="float">
            <text:p>0,03333333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MDETERM([.J30:.O35])" office:value-type="float" office:value="2.696" calcext:value-type="float">
            <text:p>2,696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formula="of:=[.C22]-[.J21]" office:value-type="float" office:value="0.0333333333333333" calcext:value-type="float">
            <text:p>0,0333333333333333</text:p>
          </table:table-cell>
          <table:table-cell table:formula="of:=[.D22]-[.K21]" office:value-type="float" office:value="0.0333333333333333" calcext:value-type="float">
            <text:p>0,0333333333333333</text:p>
          </table:table-cell>
          <table:table-cell table:formula="of:=[.E22]-[.L21]" office:value-type="float" office:value="0.433333333333333" calcext:value-type="float">
            <text:p>0,433333333333333</text:p>
          </table:table-cell>
          <table:table-cell table:formula="of:=[.F22]-[.M21]" office:value-type="float" office:value="-0.966666666666667" calcext:value-type="float">
            <text:p>-0,966666666666667</text:p>
          </table:table-cell>
          <table:table-cell table:formula="of:=[.G22]-[.N21]" office:value-type="float" office:value="0.0333333333333333" calcext:value-type="float">
            <text:p>0,0333333333333333</text:p>
          </table:table-cell>
          <table:table-cell table:formula="of:=[.H22]-[.O21]" office:value-type="float" office:value="0.0333333333333333" calcext:value-type="float">
            <text:p>0,0333333333333333</text:p>
          </table:table-cell>
          <table:table-cell/>
          <table:table-cell table:formula="of:=[.C32]" office:value-type="float" office:value="0.0333333333333333" calcext:value-type="float">
            <text:p>0,0333333333333333</text:p>
          </table:table-cell>
          <table:table-cell table:formula="of:=[.D32]" office:value-type="float" office:value="0.0333333333333333" calcext:value-type="float">
            <text:p>0,0333333333333333</text:p>
          </table:table-cell>
          <table:table-cell table:formula="of:=[.E32]" office:value-type="float" office:value="0.433333333333333" calcext:value-type="float">
            <text:p>0,433333333333333</text:p>
          </table:table-cell>
          <table:table-cell table:formula="of:=[.F32]" office:value-type="float" office:value="-0.966666666666667" calcext:value-type="float">
            <text:p>-0,966666666666667</text:p>
          </table:table-cell>
          <table:table-cell table:formula="of:=[.G32]" office:value-type="float" office:value="0.0333333333333333" calcext:value-type="float">
            <text:p>0,0333333333333333</text:p>
          </table:table-cell>
          <table:table-cell table:formula="of:=[.H32]" office:value-type="float" office:value="0.0333333333333333" calcext:value-type="float">
            <text:p>0,033333333333333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[.C23]-[.J22]" office:value-type="float" office:value="0.0333333333333333" calcext:value-type="float">
            <text:p>0,0333333333333333</text:p>
          </table:table-cell>
          <table:table-cell table:formula="of:=[.D23]-[.K22]" office:value-type="float" office:value="0.0333333333333333" calcext:value-type="float">
            <text:p>0,0333333333333333</text:p>
          </table:table-cell>
          <table:table-cell table:formula="of:=[.E23]-[.L22]" office:value-type="float" office:value="0.0333333333333333" calcext:value-type="float">
            <text:p>0,0333333333333333</text:p>
          </table:table-cell>
          <table:table-cell table:formula="of:=[.F23]-[.M22]" office:value-type="float" office:value="0.0333333333333333" calcext:value-type="float">
            <text:p>0,0333333333333333</text:p>
          </table:table-cell>
          <table:table-cell table:formula="of:=[.G23]-[.N22]" office:value-type="float" office:value="-0.966666666666667" calcext:value-type="float">
            <text:p>-0,966666666666667</text:p>
          </table:table-cell>
          <table:table-cell table:formula="of:=[.H23]-[.O22]" office:value-type="float" office:value="0.0333333333333333" calcext:value-type="float">
            <text:p>0,0333333333333333</text:p>
          </table:table-cell>
          <table:table-cell/>
          <table:table-cell table:formula="of:=[.C33]" office:value-type="float" office:value="0.0333333333333333" calcext:value-type="float">
            <text:p>0,0333333333333333</text:p>
          </table:table-cell>
          <table:table-cell table:formula="of:=[.D33]" office:value-type="float" office:value="0.0333333333333333" calcext:value-type="float">
            <text:p>0,0333333333333333</text:p>
          </table:table-cell>
          <table:table-cell table:formula="of:=[.E33]" office:value-type="float" office:value="0.0333333333333333" calcext:value-type="float">
            <text:p>0,0333333333333333</text:p>
          </table:table-cell>
          <table:table-cell table:formula="of:=[.F33]" office:value-type="float" office:value="0.0333333333333333" calcext:value-type="float">
            <text:p>0,0333333333333333</text:p>
          </table:table-cell>
          <table:table-cell table:formula="of:=[.G33]" office:value-type="float" office:value="-0.966666666666667" calcext:value-type="float">
            <text:p>-0,966666666666667</text:p>
          </table:table-cell>
          <table:table-cell table:formula="of:=[.H33]" office:value-type="float" office:value="0.0333333333333333" calcext:value-type="float">
            <text:p>0,033333333333333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[.C24]-[.J23]" office:value-type="float" office:value="0.0333333333333333" calcext:value-type="float">
            <text:p>0,0333333333333333</text:p>
          </table:table-cell>
          <table:table-cell table:formula="of:=[.D24]-[.K23]" office:value-type="float" office:value="0.0333333333333333" calcext:value-type="float">
            <text:p>0,0333333333333333</text:p>
          </table:table-cell>
          <table:table-cell table:formula="of:=[.E24]-[.L23]" office:value-type="float" office:value="0.0333333333333333" calcext:value-type="float">
            <text:p>0,0333333333333333</text:p>
          </table:table-cell>
          <table:table-cell table:formula="of:=[.F24]-[.M23]" office:value-type="float" office:value="0.433333333333333" calcext:value-type="float">
            <text:p>0,433333333333333</text:p>
          </table:table-cell>
          <table:table-cell table:formula="of:=[.G24]-[.N23]" office:value-type="float" office:value="0.0333333333333333" calcext:value-type="float">
            <text:p>0,0333333333333333</text:p>
          </table:table-cell>
          <table:table-cell table:formula="of:=[.H24]-[.O23]" office:value-type="float" office:value="-0.966666666666667" calcext:value-type="float">
            <text:p>-0,966666666666667</text:p>
          </table:table-cell>
          <table:table-cell/>
          <table:table-cell table:formula="of:=[.C34]" office:value-type="float" office:value="0.0333333333333333" calcext:value-type="float">
            <text:p>0,0333333333333333</text:p>
          </table:table-cell>
          <table:table-cell table:formula="of:=[.D34]" office:value-type="float" office:value="0.0333333333333333" calcext:value-type="float">
            <text:p>0,0333333333333333</text:p>
          </table:table-cell>
          <table:table-cell table:formula="of:=[.E34]" office:value-type="float" office:value="0.0333333333333333" calcext:value-type="float">
            <text:p>0,0333333333333333</text:p>
          </table:table-cell>
          <table:table-cell table:formula="of:=[.F34]" office:value-type="float" office:value="0.433333333333333" calcext:value-type="float">
            <text:p>0,433333333333333</text:p>
          </table:table-cell>
          <table:table-cell table:formula="of:=[.G34]" office:value-type="float" office:value="0.0333333333333333" calcext:value-type="float">
            <text:p>0,0333333333333333</text:p>
          </table:table-cell>
          <table:table-cell table:formula="of:=[.H34]" office:value-type="float" office:value="-0.966666666666667" calcext:value-type="float">
            <text:p>-0,966666666666667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7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6" table:number-rows-spanned="1">
            <text:p>Inversa</text:p>
          </table:table-cell>
          <table:covered-table-cell table:number-columns-repeated="5"/>
          <table:table-cell/>
          <table:table-cell table:style-name="Accent_20_2"/>
          <table:table-cell table:style-name="ce4" office:value-type="string" calcext:value-type="string">
            <text:p>Solución: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matrix-columns-spanned="6" table:number-matrix-rows-spanned="6" table:formula="of:=MINVERSE([.J30:.O35])" office:value-type="float" office:value="0.370919881305638" calcext:value-type="float">
            <text:p>0,370919881305638</text:p>
          </table:table-cell>
          <table:table-cell office:value-type="float" office:value="0.786350148367953" calcext:value-type="float">
            <text:p>0,786350148367953</text:p>
          </table:table-cell>
          <table:table-cell office:value-type="float" office:value="0.667655786350148" calcext:value-type="float">
            <text:p>0,667655786350148</text:p>
          </table:table-cell>
          <table:table-cell office:value-type="float" office:value="0.667655786350148" calcext:value-type="float">
            <text:p>0,667655786350148</text:p>
          </table:table-cell>
          <table:table-cell office:value-type="float" office:value="0.370919881305638" calcext:value-type="float">
            <text:p>0,370919881305638</text:p>
          </table:table-cell>
          <table:table-cell office:value-type="float" office:value="0.275469831849654" calcext:value-type="float">
            <text:p>0,275469831849654</text:p>
          </table:table-cell>
          <table:table-cell/>
          <table:table-cell table:style-name="Accent_20_2" office:value-type="string" calcext:value-type="string">
            <text:p>A</text:p>
          </table:table-cell>
          <table:table-cell table:number-matrix-columns-spanned="1" table:number-matrix-rows-spanned="6" table:formula="of:=MMULT([.C39:.H44];[.P30:.P35])" office:value-type="float" office:value="0.275469831849654" calcext:value-type="float">
            <text:p>0,27546983184965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-0.833827893175074" calcext:value-type="float">
            <text:p>-0,833827893175074</text:p>
          </table:table-cell>
          <table:table-cell office:value-type="float" office:value="-0.207715133531157" calcext:value-type="float">
            <text:p>-0,207715133531157</text:p>
          </table:table-cell>
          <table:table-cell office:value-type="float" office:value="-0.100890207715134" calcext:value-type="float">
            <text:p>-0,100890207715134</text:p>
          </table:table-cell>
          <table:table-cell office:value-type="float" office:value="-0.500890207715134" calcext:value-type="float">
            <text:p>-0,500890207715134</text:p>
          </table:table-cell>
          <table:table-cell office:value-type="float" office:value="0.166172106824926" calcext:value-type="float">
            <text:p>0,166172106824926</text:p>
          </table:table-cell>
          <table:table-cell office:value-type="float" office:value="0.215410484668645" calcext:value-type="float">
            <text:p>0,215410484668645</text:p>
          </table:table-cell>
          <table:table-cell/>
          <table:table-cell table:style-name="Accent_20_2" office:value-type="string" calcext:value-type="string">
            <text:p>B</text:p>
          </table:table-cell>
          <table:table-cell office:value-type="float" office:value="0.215410484668645" calcext:value-type="float">
            <text:p>0,21541048466864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0.29673590504451" calcext:value-type="float">
            <text:p>0,29673590504451</text:p>
          </table:table-cell>
          <table:table-cell office:value-type="float" office:value="-0.370919881305638" calcext:value-type="float">
            <text:p>-0,370919881305638</text:p>
          </table:table-cell>
          <table:table-cell office:value-type="float" office:value="0.534124629080119" calcext:value-type="float">
            <text:p>0,534124629080119</text:p>
          </table:table-cell>
          <table:table-cell office:value-type="float" office:value="0.534124629080119" calcext:value-type="float">
            <text:p>0,534124629080119</text:p>
          </table:table-cell>
          <table:table-cell office:value-type="float" office:value="0.29673590504451" calcext:value-type="float">
            <text:p>0,29673590504451</text:p>
          </table:table-cell>
          <table:table-cell office:value-type="float" office:value="0.253709198813056" calcext:value-type="float">
            <text:p>0,253709198813056</text:p>
          </table:table-cell>
          <table:table-cell/>
          <table:table-cell table:style-name="Accent_20_2" office:value-type="string" calcext:value-type="string">
            <text:p>C</text:p>
          </table:table-cell>
          <table:table-cell office:value-type="float" office:value="0.253709198813056" calcext:value-type="float">
            <text:p>0,25370919881305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0.118694362017804" calcext:value-type="float">
            <text:p>0,118694362017804</text:p>
          </table:table-cell>
          <table:table-cell office:value-type="float" office:value="-0.148367952522255" calcext:value-type="float">
            <text:p>-0,148367952522255</text:p>
          </table:table-cell>
          <table:table-cell office:value-type="float" office:value="-0.786350148367953" calcext:value-type="float">
            <text:p>-0,786350148367953</text:p>
          </table:table-cell>
          <table:table-cell office:value-type="float" office:value="0.213649851632047" calcext:value-type="float">
            <text:p>0,213649851632047</text:p>
          </table:table-cell>
          <table:table-cell office:value-type="float" office:value="0.118694362017804" calcext:value-type="float">
            <text:p>0,118694362017804</text:p>
          </table:table-cell>
          <table:table-cell office:value-type="float" office:value="0.134817012858556" calcext:value-type="float">
            <text:p>0,134817012858556</text:p>
          </table:table-cell>
          <table:table-cell/>
          <table:table-cell table:style-name="Accent_20_2" office:value-type="string" calcext:value-type="string">
            <text:p>D</text:p>
          </table:table-cell>
          <table:table-cell office:value-type="float" office:value="0.134817012858556" calcext:value-type="float">
            <text:p>0,13481701285855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0.0333333333333333" calcext:value-type="float">
            <text:p>0,0333333333333333</text:p>
          </table:table-cell>
          <table:table-cell/>
          <table:table-cell table:style-name="Accent_20_2" office:value-type="string" calcext:value-type="string">
            <text:p>E</text:p>
          </table:table-cell>
          <table:table-cell office:value-type="float" office:value="0.0333333333333333" calcext:value-type="float">
            <text:p>0,033333333333333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9"/>
          <table:table-cell table:style-name="ce2" office:value-type="float" office:value="0.0474777448071217" calcext:value-type="float">
            <text:p>0,0474777448071217</text:p>
          </table:table-cell>
          <table:table-cell table:style-name="ce2" office:value-type="float" office:value="-0.0593471810089021" calcext:value-type="float">
            <text:p>-0,0593471810089021</text:p>
          </table:table-cell>
          <table:table-cell table:style-name="ce2" office:value-type="float" office:value="-0.314540059347181" calcext:value-type="float">
            <text:p>-0,314540059347181</text:p>
          </table:table-cell>
          <table:table-cell table:style-name="ce2" office:value-type="float" office:value="0.085459940652819" calcext:value-type="float">
            <text:p>0,085459940652819</text:p>
          </table:table-cell>
          <table:table-cell table:style-name="ce2" office:value-type="float" office:value="-0.952522255192878" calcext:value-type="float">
            <text:p>-0,952522255192878</text:p>
          </table:table-cell>
          <table:table-cell table:style-name="ce2" office:value-type="float" office:value="0.0872601384767557" calcext:value-type="float">
            <text:p>0,0872601384767557</text:p>
          </table:table-cell>
          <table:table-cell table:style-name="ce2"/>
          <table:table-cell table:style-name="Accent_20_2" office:value-type="string" calcext:value-type="string">
            <text:p>F</text:p>
          </table:table-cell>
          <table:table-cell table:style-name="ce2" office:value-type="float" office:value="0.0872601384767557" calcext:value-type="float">
            <text:p>0,0872601384767557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</table:table>
      <table:table table:name="Ejercicio2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Antonio Javier Rodríguez Romero</text:p>
          </table:table-cell>
          <table:covered-table-cell table:number-columns-repeated="3"/>
          <table:table-cell table:number-columns-repeated="15"/>
        </table:table-row>
        <table:table-row table:style-name="ro1">
          <table:table-cell/>
          <table:table-cell table:style-name="Accent_20_1" office:value-type="string" calcext:value-type="string" table:number-columns-spanned="4" table:number-rows-spanned="1">
            <text:p>Ejercicio 2. Examen T3</text:p>
          </table:table-cell>
          <table:covered-table-cell table:number-columns-repeated="3" table:style-name="Accent_20_1"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Accent_20_2"/>
          <table:table-cell table:style-name="Accent_20_2" office:value-type="string" calcext:value-type="string">
            <text:p>A</text:p>
          </table:table-cell>
          <table:table-cell table:style-name="Accent_20_2" office:value-type="string" calcext:value-type="string">
            <text:p>B</text:p>
          </table:table-cell>
          <table:table-cell table:style-name="Accent_20_2" office:value-type="string" calcext:value-type="string">
            <text:p>C</text:p>
          </table:table-cell>
          <table:table-cell table:style-name="Accent_20_2" office:value-type="string" calcext:value-type="string">
            <text:p>D</text:p>
          </table:table-cell>
          <table:table-cell table:style-name="Accent_20_2" office:value-type="string" calcext:value-type="string">
            <text:p>E</text:p>
          </table:table-cell>
          <table:table-cell table:style-name="Accent_20_2" office:value-type="string" calcext:value-type="string">
            <text:p>F</text:p>
          </table:table-cell>
          <table:table-cell table:style-name="ce5" office:value-type="string" calcext:value-type="string">
            <text:p>Demanda externa</text:p>
          </table:table-cell>
          <table:table-cell table:style-name="Accent_20_2" office:value-type="string" calcext:value-type="string">
            <text:p>Total</text:p>
          </table:table-cell>
          <table:table-cell/>
          <table:table-cell table:style-name="ce8" office:value-type="string" calcext:value-type="string" table:number-columns-spanned="2" table:number-rows-spanned="1">
            <text:p>Demanda Externa nueva: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Accent_20_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" calcext:value-type="float">
            <text:p>15,2</text:p>
          </table:table-cell>
          <table:table-cell table:formula="of:=SUM([.C6:.I6])" office:value-type="float" office:value="18" calcext:value-type="float">
            <text:p>18</text:p>
          </table:table-cell>
          <table:table-cell/>
          <table:table-cell office:value-type="float" office:value="15.2" calcext:value-type="float">
            <text:p>15,2</text:p>
          </table:table-cell>
          <table:table-cell table:number-columns-repeated="8"/>
        </table:table-row>
        <table:table-row table:style-name="ro1">
          <table:table-cell/>
          <table:table-cell table:style-name="Accent_20_2" office:value-type="string" calcext:value-type="string">
            <text:p>B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formula="of:=SUM([.C7:.I7])" office:value-type="float" office:value="28.8" calcext:value-type="float">
            <text:p>28,8</text:p>
          </table:table-cell>
          <table:table-cell/>
          <table:table-cell office:value-type="float" office:value="18.3" calcext:value-type="float">
            <text:p>18,3</text:p>
          </table:table-cell>
          <table:table-cell table:number-columns-repeated="8"/>
        </table:table-row>
        <table:table-row table:style-name="ro1">
          <table:table-cell/>
          <table:table-cell table:style-name="Accent_20_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3" calcext:value-type="float">
            <text:p>15,3</text:p>
          </table:table-cell>
          <table:table-cell table:formula="of:=SUM([.C8:.I8])" office:value-type="float" office:value="19.8" calcext:value-type="float">
            <text:p>19,8</text:p>
          </table:table-cell>
          <table:table-cell/>
          <table:table-cell office:value-type="float" office:value="15.3" calcext:value-type="float">
            <text:p>15,3</text:p>
          </table:table-cell>
          <table:table-cell table:number-columns-repeated="8"/>
        </table:table-row>
        <table:table-row table:style-name="ro1">
          <table:table-cell/>
          <table:table-cell table:style-name="Accent_20_2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4.5" calcext:value-type="float">
            <text:p>4,5</text:p>
          </table:table-cell>
          <table:table-cell office:value-type="float" office:value="12.7" calcext:value-type="float">
            <text:p>12,7</text:p>
          </table:table-cell>
          <table:table-cell table:formula="of:=SUM([.C9:.I9])" office:value-type="float" office:value="23.5" calcext:value-type="float">
            <text:p>23,5</text:p>
          </table:table-cell>
          <table:table-cell/>
          <table:table-cell office:value-type="float" office:value="12.7" calcext:value-type="float">
            <text:p>12,7</text:p>
          </table:table-cell>
          <table:table-cell table:number-columns-repeated="8"/>
        </table:table-row>
        <table:table-row table:style-name="ro1">
          <table:table-cell/>
          <table:table-cell table:style-name="Accent_20_2" office:value-type="string" calcext:value-type="string">
            <text:p>E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3" calcext:value-type="float">
            <text:p>17,3</text:p>
          </table:table-cell>
          <table:table-cell table:formula="of:=SUM([.C10:.I10])" office:value-type="float" office:value="31.3" calcext:value-type="float">
            <text:p>31,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style-name="Accent_20_2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" calcext:value-type="float">
            <text:p>20,4</text:p>
          </table:table-cell>
          <table:table-cell table:formula="of:=SUM([.C11:.I11])" office:value-type="float" office:value="26" calcext:value-type="float">
            <text:p>26</text:p>
          </table:table-cell>
          <table:table-cell/>
          <table:table-cell office:value-type="float" office:value="20.4" calcext:value-type="float">
            <text:p>20,4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Otros</text:p>
          </table:table-cell>
          <table:table-cell table:formula="of:=[.C13]-SUM([.C6:.C11])" office:value-type="float" office:value="10.2" calcext:value-type="float">
            <text:p>10,2</text:p>
          </table:table-cell>
          <table:table-cell table:formula="of:=[.D13]-SUM([.D6:.D11])" office:value-type="float" office:value="22" calcext:value-type="float">
            <text:p>22</text:p>
          </table:table-cell>
          <table:table-cell table:formula="of:=[.E13]-SUM([.E6:.E11])" office:value-type="float" office:value="8.7" calcext:value-type="float">
            <text:p>8,7</text:p>
          </table:table-cell>
          <table:table-cell table:formula="of:=[.F13]-SUM([.F6:.F11])" office:value-type="float" office:value="11.8" calcext:value-type="float">
            <text:p>11,8</text:p>
          </table:table-cell>
          <table:table-cell table:formula="of:=[.G13]-SUM([.G6:.G11])" office:value-type="float" office:value="25" calcext:value-type="float">
            <text:p>25</text:p>
          </table:table-cell>
          <table:table-cell table:formula="of:=[.H13]-SUM([.H6:.H11])" office:value-type="float" office:value="21.5" calcext:value-type="float">
            <text:p>21,5</text:p>
          </table:table-cell>
          <table:table-cell table:number-columns-repeated="12"/>
        </table:table-row>
        <table:table-row table:style-name="ro1">
          <table:table-cell/>
          <table:table-cell table:style-name="Accent_20_2" office:value-type="string" calcext:value-type="string">
            <text:p>Total</text:p>
          </table:table-cell>
          <table:table-cell table:number-matrix-columns-spanned="6" table:number-matrix-rows-spanned="1" table:formula="of:=TRANSPOSE([.J6:.J11])" office:value-type="float" office:value="18" calcext:value-type="float">
            <text:p>18</text:p>
          </table:table-cell>
          <table:table-cell office:value-type="float" office:value="28.8" calcext:value-type="float">
            <text:p>28,8</text:p>
          </table:table-cell>
          <table:table-cell office:value-type="float" office:value="19.8" calcext:value-type="float">
            <text:p>19,8</text:p>
          </table:table-cell>
          <table:table-cell office:value-type="float" office:value="23.5" calcext:value-type="float">
            <text:p>23,5</text:p>
          </table:table-cell>
          <table:table-cell office:value-type="float" office:value="31.3" calcext:value-type="float">
            <text:p>31,3</text:p>
          </table:table-cell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1" table:number-rows-repeated="5">
          <table:table-cell table:number-columns-repeated="20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Matriz tecnológica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/>
          <table:table-cell table:style-name="Accent_20_2" office:value-type="string" calcext:value-type="string">
            <text:p>A</text:p>
          </table:table-cell>
          <table:table-cell table:style-name="Accent_20_2" office:value-type="string" calcext:value-type="string">
            <text:p>B</text:p>
          </table:table-cell>
          <table:table-cell table:style-name="Accent_20_2" office:value-type="string" calcext:value-type="string">
            <text:p>C</text:p>
          </table:table-cell>
          <table:table-cell table:style-name="Accent_20_2" office:value-type="string" calcext:value-type="string">
            <text:p>D</text:p>
          </table:table-cell>
          <table:table-cell table:style-name="Accent_20_2" office:value-type="string" calcext:value-type="string">
            <text:p>E</text:p>
          </table:table-cell>
          <table:table-cell table:style-name="Accent_20_2" office:value-type="string" calcext:value-type="string">
            <text:p>F</text:p>
          </table:table-cell>
          <table:table-cell/>
          <table:table-cell table:style-name="ce8" office:value-type="string" calcext:value-type="string" table:number-columns-spanned="6" table:number-rows-spanned="1">
            <text:p>Identidad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number-matrix-columns-spanned="1" table:number-matrix-rows-spanned="7" table:formula="of:=[.C6:.C12]/[.C13]" office:value-type="float" office:value="0" calcext:value-type="float">
            <text:p>0</text:p>
          </table:table-cell>
          <table:table-cell table:number-matrix-columns-spanned="1" table:number-matrix-rows-spanned="7" table:formula="of:=[.D6:.D12]/[.D13]" office:value-type="float" office:value="0.0520833333333333" calcext:value-type="float">
            <text:p>0,0520833333333333</text:p>
          </table:table-cell>
          <table:table-cell table:number-matrix-columns-spanned="1" table:number-matrix-rows-spanned="7" table:formula="of:=[.E6:.E12]/[.E13]" office:value-type="float" office:value="0" calcext:value-type="float">
            <text:p>0</text:p>
          </table:table-cell>
          <table:table-cell table:number-matrix-columns-spanned="1" table:number-matrix-rows-spanned="7" table:formula="of:=[.F6:.F12]/[.F13]" office:value-type="float" office:value="0.0553191489361702" calcext:value-type="float">
            <text:p>0,0553191489361702</text:p>
          </table:table-cell>
          <table:table-cell table:number-matrix-columns-spanned="1" table:number-matrix-rows-spanned="7" table:formula="of:=[.G6:.G12]/[.G13]" office:value-type="float" office:value="0" calcext:value-type="float">
            <text:p>0</text:p>
          </table:table-cell>
          <table:table-cell table:number-matrix-columns-spanned="1" table:number-matrix-rows-spanned="7" table:formula="of:=[.H6:.H12]/[.H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4468085106383" calcext:value-type="float">
            <text:p>0,14468085106383</text:p>
          </table:table-cell>
          <table:table-cell office:value-type="float" office:value="0.111821086261981" calcext:value-type="float">
            <text:p>0,1118210862619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1111111111111" calcext:value-type="float">
            <text:p>0,111111111111111</text:p>
          </table:table-cell>
          <table:table-cell office:value-type="float" office:value="0.0656565656565657" calcext:value-type="float">
            <text:p>0,065656565656565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48936170212766" calcext:value-type="float">
            <text:p>0,148936170212766</text:p>
          </table:table-cell>
          <table:table-cell office:value-type="float" office:value="0.0894568690095847" calcext:value-type="float">
            <text:p>0,0894568690095847</text:p>
          </table:table-cell>
          <table:table-cell office:value-type="float" office:value="0.173076923076923" calcext:value-type="float">
            <text:p>0,1730769230769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33333333333333" calcext:value-type="float">
            <text:p>0,2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494949494949495" calcext:value-type="float">
            <text:p>0,49494949494949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29166666666667" calcext:value-type="float">
            <text:p>0,07291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148936170212766" calcext:value-type="float">
            <text:p>0,14893617021276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66666666666667" calcext:value-type="float">
            <text:p>0,566666666666667</text:p>
          </table:table-cell>
          <table:table-cell office:value-type="float" office:value="0.763888888888889" calcext:value-type="float">
            <text:p>0,763888888888889</text:p>
          </table:table-cell>
          <table:table-cell office:value-type="float" office:value="0.439393939393939" calcext:value-type="float">
            <text:p>0,439393939393939</text:p>
          </table:table-cell>
          <table:table-cell office:value-type="float" office:value="0.502127659574468" calcext:value-type="float">
            <text:p>0,502127659574468</text:p>
          </table:table-cell>
          <table:table-cell office:value-type="float" office:value="0.798722044728434" calcext:value-type="float">
            <text:p>0,798722044728434</text:p>
          </table:table-cell>
          <table:table-cell office:value-type="float" office:value="0.826923076923077" calcext:value-type="float">
            <text:p>0,826923076923077</text:p>
          </table:table-cell>
          <table:table-cell table:number-columns-repeated="13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Matriz de coeficientes (Id-Tec)</text:p>
          </table:table-cell>
          <table:covered-table-cell table:number-columns-repeated="5"/>
          <table:table-cell/>
          <table:table-cell table:style-name="Accent_20_2" office:value-type="string" calcext:value-type="string">
            <text:p>Determ.</text:p>
          </table:table-cell>
          <table:table-cell/>
          <table:table-cell table:style-name="ce8" office:value-type="string" calcext:value-type="string" table:number-columns-spanned="6" table:number-rows-spanned="1">
            <text:p>Matriz Invers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/>
          <table:table-cell table:formula="of:=[.I21]-[.B21]" office:value-type="float" office:value="1" calcext:value-type="float">
            <text:p>1</text:p>
          </table:table-cell>
          <table:table-cell table:formula="of:=[.J21]-[.C21]" office:value-type="float" office:value="-0.0520833333333333" calcext:value-type="float">
            <text:p>-0,0520833333333333</text:p>
          </table:table-cell>
          <table:table-cell table:formula="of:=[.K21]-[.D21]" office:value-type="float" office:value="0" calcext:value-type="float">
            <text:p>0</text:p>
          </table:table-cell>
          <table:table-cell table:formula="of:=[.L21]-[.E21]" office:value-type="float" office:value="-0.0553191489361702" calcext:value-type="float">
            <text:p>-0,0553191489361702</text:p>
          </table:table-cell>
          <table:table-cell table:formula="of:=[.M21]-[.F21]" office:value-type="float" office:value="0" calcext:value-type="float">
            <text:p>0</text:p>
          </table:table-cell>
          <table:table-cell table:formula="of:=[.N21]-[.G21]" office:value-type="float" office:value="0" calcext:value-type="float">
            <text:p>0</text:p>
          </table:table-cell>
          <table:table-cell/>
          <table:table-cell table:formula="of:=MDETERM([.B32:.G37])" office:value-type="float" office:value="0.753100095433171" calcext:value-type="float">
            <text:p>0,753100095433171</text:p>
          </table:table-cell>
          <table:table-cell/>
          <table:table-cell table:number-matrix-columns-spanned="6" table:number-matrix-rows-spanned="6" table:formula="of:=MINVERSE([.B32:.G37])" office:value-type="float" office:value="1.01395289909792" calcext:value-type="float">
            <text:p>1,01395289909792</text:p>
          </table:table-cell>
          <table:table-cell office:value-type="float" office:value="0.0545557731230995" calcext:value-type="float">
            <text:p>0,0545557731230995</text:p>
          </table:table-cell>
          <table:table-cell office:value-type="float" office:value="0.00690558204749975" calcext:value-type="float">
            <text:p>0,00690558204749975</text:p>
          </table:table-cell>
          <table:table-cell office:value-type="float" office:value="0.0775296744344905" calcext:value-type="float">
            <text:p>0,0775296744344905</text:p>
          </table:table-cell>
          <table:table-cell office:value-type="float" office:value="0.0130360477427291" calcext:value-type="float">
            <text:p>0,0130360477427291</text:p>
          </table:table-cell>
          <table:table-cell office:value-type="float" office:value="0.0134185974982772" calcext:value-type="float">
            <text:p>0,0134185974982772</text:p>
          </table:table-cell>
          <table:table-cell table:number-columns-repeated="4"/>
        </table:table-row>
        <table:table-row table:style-name="ro1">
          <table:table-cell/>
          <table:table-cell table:formula="of:=[.I22]-[.B22]" office:value-type="float" office:value="-0.2" calcext:value-type="float">
            <text:p>-0,2</text:p>
          </table:table-cell>
          <table:table-cell table:formula="of:=[.J22]-[.C22]" office:value-type="float" office:value="1" calcext:value-type="float">
            <text:p>1</text:p>
          </table:table-cell>
          <table:table-cell table:formula="of:=[.K22]-[.D22]" office:value-type="float" office:value="0" calcext:value-type="float">
            <text:p>0</text:p>
          </table:table-cell>
          <table:table-cell table:formula="of:=[.L22]-[.E22]" office:value-type="float" office:value="-0.14468085106383" calcext:value-type="float">
            <text:p>-0,14468085106383</text:p>
          </table:table-cell>
          <table:table-cell table:formula="of:=[.M22]-[.F22]" office:value-type="float" office:value="-0.111821086261981" calcext:value-type="float">
            <text:p>-0,111821086261981</text:p>
          </table:table-cell>
          <table:table-cell table:formula="of:=[.N22]-[.G22]" office:value-type="float" office:value="0" calcext:value-type="float">
            <text:p>0</text:p>
          </table:table-cell>
          <table:table-cell table:number-columns-repeated="3"/>
          <table:table-cell office:value-type="float" office:value="0.235242458610294" calcext:value-type="float">
            <text:p>0,235242458610294</text:p>
          </table:table-cell>
          <table:table-cell office:value-type="float" office:value="1.02246974900198" calcext:value-type="float">
            <text:p>1,02246974900198</text:p>
          </table:table-cell>
          <table:table-cell office:value-type="float" office:value="0.069807425406254" calcext:value-type="float">
            <text:p>0,069807425406254</text:p>
          </table:table-cell>
          <table:table-cell office:value-type="float" office:value="0.195017393976803" calcext:value-type="float">
            <text:p>0,195017393976803</text:p>
          </table:table-cell>
          <table:table-cell office:value-type="float" office:value="0.13177932347099" calcext:value-type="float">
            <text:p>0,13177932347099</text:p>
          </table:table-cell>
          <table:table-cell office:value-type="float" office:value="0.0337530104959851" calcext:value-type="float">
            <text:p>0,0337530104959851</text:p>
          </table:table-cell>
          <table:table-cell table:number-columns-repeated="4"/>
        </table:table-row>
        <table:table-row table:style-name="ro1">
          <table:table-cell/>
          <table:table-cell table:formula="of:=[.I23]-[.B23]" office:value-type="float" office:value="0" calcext:value-type="float">
            <text:p>0</text:p>
          </table:table-cell>
          <table:table-cell table:formula="of:=[.J23]-[.C23]" office:value-type="float" office:value="-0.111111111111111" calcext:value-type="float">
            <text:p>-0,111111111111111</text:p>
          </table:table-cell>
          <table:table-cell table:formula="of:=[.K23]-[.D23]" office:value-type="float" office:value="0.934343434343434" calcext:value-type="float">
            <text:p>0,934343434343434</text:p>
          </table:table-cell>
          <table:table-cell table:formula="of:=[.L23]-[.E23]" office:value-type="float" office:value="0" calcext:value-type="float">
            <text:p>0</text:p>
          </table:table-cell>
          <table:table-cell table:formula="of:=[.M23]-[.F23]" office:value-type="float" office:value="0" calcext:value-type="float">
            <text:p>0</text:p>
          </table:table-cell>
          <table:table-cell table:formula="of:=[.N23]-[.G23]" office:value-type="float" office:value="0" calcext:value-type="float">
            <text:p>0</text:p>
          </table:table-cell>
          <table:table-cell table:number-columns-repeated="3"/>
          <table:table-cell office:value-type="float" office:value="0.0279747788617646" calcext:value-type="float">
            <text:p>0,0279747788617646</text:p>
          </table:table-cell>
          <table:table-cell office:value-type="float" office:value="0.121590997178614" calcext:value-type="float">
            <text:p>0,121590997178614</text:p>
          </table:table-cell>
          <table:table-cell office:value-type="float" office:value="1.0785716938321" calcext:value-type="float">
            <text:p>1,0785716938321</text:p>
          </table:table-cell>
          <table:table-cell office:value-type="float" office:value="0.0231912576621063" calcext:value-type="float">
            <text:p>0,0231912576621063</text:p>
          </table:table-cell>
          <table:table-cell office:value-type="float" office:value="0.0156710546830366" calcext:value-type="float">
            <text:p>0,0156710546830366</text:p>
          </table:table-cell>
          <table:table-cell office:value-type="float" office:value="0.00401387151844148" calcext:value-type="float">
            <text:p>0,00401387151844148</text:p>
          </table:table-cell>
          <table:table-cell table:number-columns-repeated="4"/>
        </table:table-row>
        <table:table-row table:style-name="ro1">
          <table:table-cell/>
          <table:table-cell table:formula="of:=[.I24]-[.B24]" office:value-type="float" office:value="0" calcext:value-type="float">
            <text:p>0</text:p>
          </table:table-cell>
          <table:table-cell table:formula="of:=[.J24]-[.C24]" office:value-type="float" office:value="0" calcext:value-type="float">
            <text:p>0</text:p>
          </table:table-cell>
          <table:table-cell table:formula="of:=[.K24]-[.D24]" office:value-type="float" office:value="0" calcext:value-type="float">
            <text:p>0</text:p>
          </table:table-cell>
          <table:table-cell table:formula="of:=[.L24]-[.E24]" office:value-type="float" office:value="0.851063829787234" calcext:value-type="float">
            <text:p>0,851063829787234</text:p>
          </table:table-cell>
          <table:table-cell table:formula="of:=[.M24]-[.F24]" office:value-type="float" office:value="-0.0894568690095847" calcext:value-type="float">
            <text:p>-0,0894568690095847</text:p>
          </table:table-cell>
          <table:table-cell table:formula="of:=[.N24]-[.G24]" office:value-type="float" office:value="-0.173076923076923" calcext:value-type="float">
            <text:p>-0,173076923076923</text:p>
          </table:table-cell>
          <table:table-cell table:number-columns-repeated="3"/>
          <table:table-cell office:value-type="float" office:value="0.0307432009471604" calcext:value-type="float">
            <text:p>0,0307432009471604</text:p>
          </table:table-cell>
          <table:table-cell office:value-type="float" office:value="0.0235386911697107" calcext:value-type="float">
            <text:p>0,0235386911697107</text:p>
          </table:table-cell>
          <table:table-cell office:value-type="float" office:value="0.0591075369705496" calcext:value-type="float">
            <text:p>0,0591075369705496</text:p>
          </table:table-cell>
          <table:table-cell office:value-type="float" office:value="1.21788783439051" calcext:value-type="float">
            <text:p>1,21788783439051</text:p>
          </table:table-cell>
          <table:table-cell office:value-type="float" office:value="0.111580554485221" calcext:value-type="float">
            <text:p>0,111580554485221</text:p>
          </table:table-cell>
          <table:table-cell office:value-type="float" office:value="0.210788279029127" calcext:value-type="float">
            <text:p>0,210788279029127</text:p>
          </table:table-cell>
          <table:table-cell table:number-columns-repeated="4"/>
        </table:table-row>
        <table:table-row table:style-name="ro1">
          <table:table-cell/>
          <table:table-cell table:formula="of:=[.I25]-[.B25]" office:value-type="float" office:value="-0.233333333333333" calcext:value-type="float">
            <text:p>-0,233333333333333</text:p>
          </table:table-cell>
          <table:table-cell table:formula="of:=[.J25]-[.C25]" office:value-type="float" office:value="0" calcext:value-type="float">
            <text:p>0</text:p>
          </table:table-cell>
          <table:table-cell table:formula="of:=[.K25]-[.D25]" office:value-type="float" office:value="-0.494949494949495" calcext:value-type="float">
            <text:p>-0,494949494949495</text:p>
          </table:table-cell>
          <table:table-cell table:formula="of:=[.L25]-[.E25]" office:value-type="float" office:value="0" calcext:value-type="float">
            <text:p>0</text:p>
          </table:table-cell>
          <table:table-cell table:formula="of:=[.M25]-[.F25]" office:value-type="float" office:value="1" calcext:value-type="float">
            <text:p>1</text:p>
          </table:table-cell>
          <table:table-cell table:formula="of:=[.N25]-[.G25]" office:value-type="float" office:value="0" calcext:value-type="float">
            <text:p>0</text:p>
          </table:table-cell>
          <table:table-cell table:number-columns-repeated="3"/>
          <table:table-cell office:value-type="float" office:value="0.25043511245847" calcext:value-type="float">
            <text:p>0,25043511245847</text:p>
          </table:table-cell>
          <table:table-cell office:value-type="float" office:value="0.0729110830393503" calcext:value-type="float">
            <text:p>0,0729110830393503</text:p>
          </table:table-cell>
          <table:table-cell office:value-type="float" office:value="0.535449817606767" calcext:value-type="float">
            <text:p>0,535449817606767</text:p>
          </table:table-cell>
          <table:table-cell office:value-type="float" office:value="0.0295687586351509" calcext:value-type="float">
            <text:p>0,0295687586351509</text:p>
          </table:table-cell>
          <table:table-cell office:value-type="float" office:value="1.010798125074" calcext:value-type="float">
            <text:p>1,010798125074</text:p>
          </table:table-cell>
          <table:table-cell office:value-type="float" office:value="0.00511766976377612" calcext:value-type="float">
            <text:p>0,00511766976377612</text:p>
          </table:table-cell>
          <table:table-cell table:number-columns-repeated="4"/>
        </table:table-row>
        <table:table-row table:style-name="ro1">
          <table:table-cell/>
          <table:table-cell table:formula="of:=[.I26]-[.B26]" office:value-type="float" office:value="0" calcext:value-type="float">
            <text:p>0</text:p>
          </table:table-cell>
          <table:table-cell table:formula="of:=[.J26]-[.C26]" office:value-type="float" office:value="-0.0729166666666667" calcext:value-type="float">
            <text:p>-0,0729166666666667</text:p>
          </table:table-cell>
          <table:table-cell table:formula="of:=[.K26]-[.D26]" office:value-type="float" office:value="0" calcext:value-type="float">
            <text:p>0</text:p>
          </table:table-cell>
          <table:table-cell table:formula="of:=[.L26]-[.E26]" office:value-type="float" office:value="-0.148936170212766" calcext:value-type="float">
            <text:p>-0,148936170212766</text:p>
          </table:table-cell>
          <table:table-cell table:formula="of:=[.M26]-[.F26]" office:value-type="float" office:value="0" calcext:value-type="float">
            <text:p>0</text:p>
          </table:table-cell>
          <table:table-cell table:formula="of:=[.N26]-[.G26]" office:value-type="float" office:value="1" calcext:value-type="float">
            <text:p>1</text:p>
          </table:table-cell>
          <table:table-cell table:number-columns-repeated="3"/>
          <table:table-cell office:value-type="float" office:value="0.0217318705494855" calcext:value-type="float">
            <text:p>0,0217318705494855</text:p>
          </table:table-cell>
          <table:table-cell office:value-type="float" office:value="0.0780608483793655" calcext:value-type="float">
            <text:p>0,0780608483793655</text:p>
          </table:table-cell>
          <table:table-cell office:value-type="float" office:value="0.0138933749563092" calcext:value-type="float">
            <text:p>0,0138933749563092</text:p>
          </table:table-cell>
          <table:table-cell office:value-type="float" office:value="0.195607568113651" calcext:value-type="float">
            <text:p>0,195607568113651</text:p>
          </table:table-cell>
          <table:table-cell office:value-type="float" office:value="0.0262272894583387" calcext:value-type="float">
            <text:p>0,0262272894583387</text:p>
          </table:table-cell>
          <table:table-cell office:value-type="float" office:value="1.03385515601967" calcext:value-type="float">
            <text:p>1,03385515601967</text:p>
          </table:table-cell>
          <table:table-cell table:number-columns-repeated="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table:style-name="Accent_20_2" office:value-type="string" calcext:value-type="string">
            <text:p>Totales nuevos</text:p>
          </table:table-cell>
          <table:table-cell table:style-name="Accent_20_2"/>
          <table:table-cell table:number-columns-repeated="17"/>
        </table:table-row>
        <table:table-row table:style-name="ro1">
          <table:table-cell/>
          <table:table-cell table:number-matrix-columns-spanned="1" table:number-matrix-rows-spanned="6" table:formula="of:=MMULT([.K32:.P37];[.L6:.L11])" office:value-type="float" office:value="18.0482333766481" calcext:value-type="float">
            <text:p>18,048233376648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9.2875834968427" calcext:value-type="float">
            <text:p>29,287583496842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.8579829023272" calcext:value-type="float">
            <text:p>19,857982902327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3.9128480515953" calcext:value-type="float">
            <text:p>23,912848051595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.0399530627738" calcext:value-type="float">
            <text:p>35,039953062773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6.0970409709958" calcext:value-type="float">
            <text:p>26,0970409709958</text:p>
          </table:table-cell>
          <table:table-cell table:number-columns-repeated="18"/>
        </table:table-row>
        <table:table-row table:style-name="ro1" table:number-rows-repeated="4">
          <table:table-cell table:number-columns-repeated="20"/>
        </table:table-row>
        <table:table-row table:style-name="ro2">
          <table:table-cell/>
          <table:table-cell table:style-name="ce15" office:value-type="string" calcext:value-type="string">
            <text:p>Solución: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Accent_20_2" office:value-type="string" calcext:value-type="string">
            <text:p>Tabla inicial</text:p>
          </table:table-cell>
          <table:table-cell table:style-name="Accent_20_2" office:value-type="string" calcext:value-type="string">
            <text:p>A</text:p>
          </table:table-cell>
          <table:table-cell table:style-name="Accent_20_2" office:value-type="string" calcext:value-type="string">
            <text:p>B</text:p>
          </table:table-cell>
          <table:table-cell table:style-name="Accent_20_2" office:value-type="string" calcext:value-type="string">
            <text:p>C</text:p>
          </table:table-cell>
          <table:table-cell table:style-name="Accent_20_2" office:value-type="string" calcext:value-type="string">
            <text:p>D</text:p>
          </table:table-cell>
          <table:table-cell table:style-name="Accent_20_2" office:value-type="string" calcext:value-type="string">
            <text:p>E</text:p>
          </table:table-cell>
          <table:table-cell table:style-name="Accent_20_2" office:value-type="string" calcext:value-type="string">
            <text:p>F</text:p>
          </table:table-cell>
          <table:table-cell table:style-name="ce5" office:value-type="string" calcext:value-type="string">
            <text:p>Demanda externa</text:p>
          </table:table-cell>
          <table:table-cell table:style-name="Accent_20_2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Tabla final</text:p>
          </table:table-cell>
          <table:table-cell table:style-name="Accent_20_2" office:value-type="string" calcext:value-type="string">
            <text:p>A</text:p>
          </table:table-cell>
          <table:table-cell table:style-name="Accent_20_2" office:value-type="string" calcext:value-type="string">
            <text:p>B</text:p>
          </table:table-cell>
          <table:table-cell table:style-name="Accent_20_2" office:value-type="string" calcext:value-type="string">
            <text:p>C</text:p>
          </table:table-cell>
          <table:table-cell table:style-name="Accent_20_2" office:value-type="string" calcext:value-type="string">
            <text:p>D</text:p>
          </table:table-cell>
          <table:table-cell table:style-name="Accent_20_2" office:value-type="string" calcext:value-type="string">
            <text:p>E</text:p>
          </table:table-cell>
          <table:table-cell table:style-name="Accent_20_2" office:value-type="string" calcext:value-type="string">
            <text:p>F</text:p>
          </table:table-cell>
          <table:table-cell table:style-name="ce5" office:value-type="string" calcext:value-type="string">
            <text:p>Demanda externa</text:p>
          </table:table-cell>
          <table:table-cell table:style-name="Accent_20_2" office:value-type="string" calcext:value-type="string">
            <text:p>Total</text:p>
          </table:table-cell>
        </table:table-row>
        <table:table-row table:style-name="ro1">
          <table:table-cell/>
          <table:table-cell table:style-name="Accent_20_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" calcext:value-type="float">
            <text:p>15,2</text:p>
          </table:table-cell>
          <table:table-cell table:formula="of:=SUM([.C56:.I56])" office:value-type="float" office:value="18" calcext:value-type="float">
            <text:p>18</text:p>
          </table:table-cell>
          <table:table-cell/>
          <table:table-cell table:style-name="Accent_20_2" office:value-type="string" calcext:value-type="string">
            <text:p>A</text:p>
          </table:table-cell>
          <table:table-cell table:number-matrix-columns-spanned="1" table:number-matrix-rows-spanned="7" table:formula="of:=[.B21:.B27]*[.M63]" office:value-type="float" office:value="0" calcext:value-type="float">
            <text:p>0</text:p>
          </table:table-cell>
          <table:table-cell table:number-matrix-columns-spanned="1" table:number-matrix-rows-spanned="7" table:formula="of:=[.C21:.C27]*[.N63]" office:value-type="float" office:value="1.52539497379389" calcext:value-type="float">
            <text:p>1,52539497379389</text:p>
          </table:table-cell>
          <table:table-cell table:number-matrix-columns-spanned="1" table:number-matrix-rows-spanned="7" table:formula="of:=[.D21:.D27]*[.O63]" office:value-type="float" office:value="0" calcext:value-type="float">
            <text:p>0</text:p>
          </table:table-cell>
          <table:table-cell table:number-matrix-columns-spanned="1" table:number-matrix-rows-spanned="7" table:formula="of:=[.E21:.E27]*[.P63]" office:value-type="float" office:value="1.32283840285421" calcext:value-type="float">
            <text:p>1,32283840285421</text:p>
          </table:table-cell>
          <table:table-cell table:number-matrix-columns-spanned="1" table:number-matrix-rows-spanned="7" table:formula="of:=[.F21:.F27]*[.Q63]" office:value-type="float" office:value="0" calcext:value-type="float">
            <text:p>0</text:p>
          </table:table-cell>
          <table:table-cell table:number-matrix-columns-spanned="1" table:number-matrix-rows-spanned="7" table:formula="of:=[.G21:.G27]*[.R63]" office:value-type="float" office:value="0" calcext:value-type="float">
            <text:p>0</text:p>
          </table:table-cell>
          <table:table-cell table:number-matrix-columns-spanned="1" table:number-matrix-rows-spanned="6" table:formula="of:=[.L6:.L11]" office:value-type="float" office:value="15.2" calcext:value-type="float">
            <text:p>15,2</text:p>
          </table:table-cell>
          <table:table-cell table:number-matrix-columns-spanned="1" table:number-matrix-rows-spanned="6" table:formula="of:=[.B43:.B48]" office:value-type="float" office:value="18.0482333766481" calcext:value-type="float">
            <text:p>18,0482333766481</text:p>
          </table:table-cell>
        </table:table-row>
        <table:table-row table:style-name="ro1">
          <table:table-cell/>
          <table:table-cell table:style-name="Accent_20_2" office:value-type="string" calcext:value-type="string">
            <text:p>B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formula="of:=SUM([.C57:.I57])" office:value-type="float" office:value="28.8" calcext:value-type="float">
            <text:p>28,8</text:p>
          </table:table-cell>
          <table:table-cell/>
          <table:table-cell table:style-name="Accent_20_2" office:value-type="string" calcext:value-type="string">
            <text:p>B</text:p>
          </table:table-cell>
          <table:table-cell office:value-type="float" office:value="3.60964667532962" calcext:value-type="float">
            <text:p>3,609646675329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.45973120746485" calcext:value-type="float">
            <text:p>3,45973120746485</text:p>
          </table:table-cell>
          <table:table-cell office:value-type="float" office:value="3.91820561404819" calcext:value-type="float">
            <text:p>3,91820561404819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office:value-type="float" office:value="29.2875834968427" calcext:value-type="float">
            <text:p>29,2875834968427</text:p>
          </table:table-cell>
        </table:table-row>
        <table:table-row table:style-name="ro1">
          <table:table-cell/>
          <table:table-cell table:style-name="Accent_20_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3" calcext:value-type="float">
            <text:p>15,3</text:p>
          </table:table-cell>
          <table:table-cell table:formula="of:=SUM([.C58:.I58])" office:value-type="float" office:value="19.8" calcext:value-type="float">
            <text:p>19,8</text:p>
          </table:table-cell>
          <table:table-cell/>
          <table:table-cell table:style-name="Accent_20_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.25417594409363" calcext:value-type="float">
            <text:p>3,25417594409363</text:p>
          </table:table-cell>
          <table:table-cell office:value-type="float" office:value="1.30380695823361" calcext:value-type="float">
            <text:p>1,3038069582336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,3</text:p>
          </table:table-cell>
          <table:table-cell office:value-type="float" office:value="19.8579829023272" calcext:value-type="float">
            <text:p>19,8579829023272</text:p>
          </table:table-cell>
        </table:table-row>
        <table:table-row table:style-name="ro1">
          <table:table-cell/>
          <table:table-cell table:style-name="Accent_20_2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4.5" calcext:value-type="float">
            <text:p>4,5</text:p>
          </table:table-cell>
          <table:table-cell office:value-type="float" office:value="12.7" calcext:value-type="float">
            <text:p>12,7</text:p>
          </table:table-cell>
          <table:table-cell table:formula="of:=SUM([.C59:.I59])" office:value-type="float" office:value="23.5" calcext:value-type="float">
            <text:p>23,5</text:p>
          </table:table-cell>
          <table:table-cell/>
          <table:table-cell table:style-name="Accent_20_2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.56148800768441" calcext:value-type="float">
            <text:p>3,56148800768441</text:p>
          </table:table-cell>
          <table:table-cell office:value-type="float" office:value="3.13456449123855" calcext:value-type="float">
            <text:p>3,13456449123855</text:p>
          </table:table-cell>
          <table:table-cell office:value-type="float" office:value="4.51679555267236" calcext:value-type="float">
            <text:p>4,51679555267236</text:p>
          </table:table-cell>
          <table:table-cell office:value-type="float" office:value="12.7" calcext:value-type="float">
            <text:p>12,7</text:p>
          </table:table-cell>
          <table:table-cell office:value-type="float" office:value="23.9128480515953" calcext:value-type="float">
            <text:p>23,9128480515953</text:p>
          </table:table-cell>
        </table:table-row>
        <table:table-row table:style-name="ro1">
          <table:table-cell/>
          <table:table-cell table:style-name="Accent_20_2" office:value-type="string" calcext:value-type="string">
            <text:p>E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3" calcext:value-type="float">
            <text:p>17,3</text:p>
          </table:table-cell>
          <table:table-cell table:formula="of:=SUM([.C60:.I60])" office:value-type="float" office:value="31.3" calcext:value-type="float">
            <text:p>31,3</text:p>
          </table:table-cell>
          <table:table-cell/>
          <table:table-cell table:style-name="Accent_20_2" office:value-type="string" calcext:value-type="string">
            <text:p>E</text:p>
          </table:table-cell>
          <table:table-cell office:value-type="float" office:value="4.21125445455122" calcext:value-type="float">
            <text:p>4,21125445455122</text:p>
          </table:table-cell>
          <table:table-cell office:value-type="float" office:value="0" calcext:value-type="float">
            <text:p>0</text:p>
          </table:table-cell>
          <table:table-cell office:value-type="float" office:value="9.82869860822257" calcext:value-type="float">
            <text:p>9,8286986082225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5.0399530627738" calcext:value-type="float">
            <text:p>35,0399530627738</text:p>
          </table:table-cell>
        </table:table-row>
        <table:table-row table:style-name="ro1">
          <table:table-cell/>
          <table:table-cell table:style-name="Accent_20_2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" calcext:value-type="float">
            <text:p>20,4</text:p>
          </table:table-cell>
          <table:table-cell table:formula="of:=SUM([.C61:.I61])" office:value-type="float" office:value="26" calcext:value-type="float">
            <text:p>26</text:p>
          </table:table-cell>
          <table:table-cell/>
          <table:table-cell table:style-name="Accent_20_2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.13555296331144" calcext:value-type="float">
            <text:p>2,13555296331144</text:p>
          </table:table-cell>
          <table:table-cell office:value-type="float" office:value="0" calcext:value-type="float">
            <text:p>0</text:p>
          </table:table-cell>
          <table:table-cell office:value-type="float" office:value="3.56148800768441" calcext:value-type="float">
            <text:p>3,561488007684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4" calcext:value-type="float">
            <text:p>20,4</text:p>
          </table:table-cell>
          <table:table-cell office:value-type="float" office:value="26.0970409709958" calcext:value-type="float">
            <text:p>26,0970409709958</text:p>
          </table:table-cell>
        </table:table-row>
        <table:table-row table:style-name="ro1">
          <table:table-cell/>
          <table:table-cell table:style-name="ce14" office:value-type="string" calcext:value-type="string">
            <text:p>Otros</text:p>
          </table:table-cell>
          <table:table-cell table:formula="of:=[.C63]-SUM([.C56:.C61])" office:value-type="float" office:value="10.2" calcext:value-type="float">
            <text:p>10,2</text:p>
          </table:table-cell>
          <table:table-cell table:formula="of:=[.D63]-SUM([.D56:.D61])" office:value-type="float" office:value="22" calcext:value-type="float">
            <text:p>22</text:p>
          </table:table-cell>
          <table:table-cell table:formula="of:=[.E63]-SUM([.E56:.E61])" office:value-type="float" office:value="8.7" calcext:value-type="float">
            <text:p>8,7</text:p>
          </table:table-cell>
          <table:table-cell table:formula="of:=[.F63]-SUM([.F56:.F61])" office:value-type="float" office:value="11.8" calcext:value-type="float">
            <text:p>11,8</text:p>
          </table:table-cell>
          <table:table-cell table:formula="of:=[.G63]-SUM([.G56:.G61])" office:value-type="float" office:value="25" calcext:value-type="float">
            <text:p>25</text:p>
          </table:table-cell>
          <table:table-cell table:formula="of:=[.H63]-SUM([.H56:.H61])" office:value-type="float" office:value="21.5" calcext:value-type="float">
            <text:p>21,5</text:p>
          </table:table-cell>
          <table:table-cell table:number-columns-repeated="3"/>
          <table:table-cell table:style-name="ce14" office:value-type="string" calcext:value-type="string">
            <text:p>Otros</text:p>
          </table:table-cell>
          <table:table-cell office:value-type="float" office:value="10.2273322467673" calcext:value-type="float">
            <text:p>10,2273322467673</text:p>
          </table:table-cell>
          <table:table-cell office:value-type="float" office:value="22.3724596156437" calcext:value-type="float">
            <text:p>22,3724596156437</text:p>
          </table:table-cell>
          <table:table-cell office:value-type="float" office:value="8.72547733587106" calcext:value-type="float">
            <text:p>8,72547733587106</text:p>
          </table:table-cell>
          <table:table-cell office:value-type="float" office:value="12.0073024259074" calcext:value-type="float">
            <text:p>12,0073024259074</text:p>
          </table:table-cell>
          <table:table-cell office:value-type="float" office:value="27.9871829574871" calcext:value-type="float">
            <text:p>27,9871829574871</text:p>
          </table:table-cell>
          <table:table-cell office:value-type="float" office:value="21.5802454183235" calcext:value-type="float">
            <text:p>21,5802454183235</text:p>
          </table:table-cell>
          <table:table-cell table:number-columns-repeated="2"/>
        </table:table-row>
        <table:table-row table:style-name="ro1">
          <table:table-cell/>
          <table:table-cell table:style-name="Accent_20_2" office:value-type="string" calcext:value-type="string">
            <text:p>Total</text:p>
          </table:table-cell>
          <table:table-cell table:number-matrix-columns-spanned="6" table:number-matrix-rows-spanned="1" table:formula="of:=TRANSPOSE([.J56:.J61])" office:value-type="float" office:value="18" calcext:value-type="float">
            <text:p>18</text:p>
          </table:table-cell>
          <table:table-cell office:value-type="float" office:value="28.8" calcext:value-type="float">
            <text:p>28,8</text:p>
          </table:table-cell>
          <table:table-cell office:value-type="float" office:value="19.8" calcext:value-type="float">
            <text:p>19,8</text:p>
          </table:table-cell>
          <table:table-cell office:value-type="float" office:value="23.5" calcext:value-type="float">
            <text:p>23,5</text:p>
          </table:table-cell>
          <table:table-cell office:value-type="float" office:value="31.3" calcext:value-type="float">
            <text:p>31,3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style-name="Accent_20_2" office:value-type="string" calcext:value-type="string">
            <text:p>Total</text:p>
          </table:table-cell>
          <table:table-cell table:number-matrix-columns-spanned="6" table:number-matrix-rows-spanned="1" table:formula="of:=TRANSPOSE([.T56:.T61])" office:value-type="float" office:value="18.0482333766481" calcext:value-type="float">
            <text:p>18,0482333766481</text:p>
          </table:table-cell>
          <table:table-cell office:value-type="float" office:value="29.2875834968427" calcext:value-type="float">
            <text:p>29,2875834968427</text:p>
          </table:table-cell>
          <table:table-cell office:value-type="float" office:value="19.8579829023272" calcext:value-type="float">
            <text:p>19,8579829023272</text:p>
          </table:table-cell>
          <table:table-cell office:value-type="float" office:value="23.9128480515953" calcext:value-type="float">
            <text:p>23,9128480515953</text:p>
          </table:table-cell>
          <table:table-cell office:value-type="float" office:value="35.0399530627738" calcext:value-type="float">
            <text:p>35,0399530627738</text:p>
          </table:table-cell>
          <table:table-cell office:value-type="float" office:value="26.0970409709958" calcext:value-type="float">
            <text:p>26,097040970995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3:46:27.249325828</meta:creation-date>
    <dc:date>2023-05-22T18:51:59.815290790</dc:date>
    <meta:editing-duration>PT1H9M28S</meta:editing-duration>
    <meta:editing-cycles>9</meta:editing-cycles>
    <meta:generator>LibreOffice/7.3.7.2$Linux_X86_64 LibreOffice_project/30$Build-2</meta:generator>
    <meta:document-statistic meta:table-count="2" meta:cell-count="687" meta:object-count="0"/>
  </office:meta>
</office:document-meta>
</file>